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rsid="001817f5" officeooo:paragraph-rsid="001817f5"/>
    </style:style>
    <style:style style:name="P3" style:family="paragraph" style:parent-style-name="Standard">
      <style:text-properties officeooo:rsid="001817f5" officeooo:paragraph-rsid="00181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No nosso exemplo da calculadora criar uma rotina que fique sempre perguntando os valores até que seja digitado a letra N em qualquer valor (indicando uma condição de parad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14:16.814164578</dc:date>
    <meta:editing-duration>PT23M3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29" meta:character-count="174" meta:non-whitespace-character-count="146"/>
  </office:meta>
</office:document-meta>
</file>